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.43mm"/>
    </style:style>
    <style:style style:name="co10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103-DW_Sec-03001_tot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number-columns-repeated="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2"/>
        <table:table-column table:style-name="co8" table:number-columns-repeated="993" table:default-cell-style-name="Default"/>
        <table:table-row table:style-name="ro1">
          <table:table-cell office:value-type="string" calcext:value-type="string">
            <text:p>NO OF FIELDS 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7"/></text:p>
          </table:table-cell>
          <table:table-cell table:number-columns-repeated="3" office:value-type="string" calcext:value-type="string">
            <text:p><text:s text:c="8"/></text:p>
          </table:table-cell>
          <table:table-cell table:number-columns-repeated="8" office:value-type="string" calcext:value-type="string">
            <text:p>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7"/></text:p>
          </table:table-cell>
          <table:table-cell table:number-columns-repeated="10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SET NAME <text:s text:c="4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Quiz-1 </text:p>
          </table:table-cell>
          <table:table-cell office:value-type="string" calcext:value-type="string">
            <text:p>Quiz-10 </text:p>
          </table:table-cell>
          <table:table-cell office:value-type="string" calcext:value-type="string">
            <text:p>Quiz-11 </text:p>
          </table:table-cell>
          <table:table-cell office:value-type="string" calcext:value-type="string">
            <text:p>Quiz-12 </text:p>
          </table:table-cell>
          <table:table-cell office:value-type="string" calcext:value-type="string">
            <text:p>Quiz-2 </text:p>
          </table:table-cell>
          <table:table-cell office:value-type="string" calcext:value-type="string">
            <text:p>Quiz-3 </text:p>
          </table:table-cell>
          <table:table-cell office:value-type="string" calcext:value-type="string">
            <text:p>Quiz-4 </text:p>
          </table:table-cell>
          <table:table-cell office:value-type="string" calcext:value-type="string">
            <text:p>Quiz-5 </text:p>
          </table:table-cell>
          <table:table-cell office:value-type="string" calcext:value-type="string">
            <text:p>Quiz-6 </text:p>
          </table:table-cell>
          <table:table-cell office:value-type="string" calcext:value-type="string">
            <text:p>Quiz-7 </text:p>
          </table:table-cell>
          <table:table-cell office:value-type="string" calcext:value-type="string">
            <text:p>Quiz-8 </text:p>
          </table:table-cell>
          <table:table-cell office:value-type="string" calcext:value-type="string">
            <text:p>Quiz-9 </text:p>
          </table:table-cell>
          <table:table-cell office:value-type="string" calcext:value-type="string">
            <text:p>summary </text:p>
          </table:table-cell>
          <table:table-cell office:value-type="string" calcext:value-type="string">
            <text:p>%score 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Final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Final weight <text:s/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7"/></text:p>
          </table:table-cell>
          <table:table-cell table:number-columns-repeated="3" office:value-type="string" calcext:value-type="string">
            <text:p><text:s text:c="8"/></text:p>
          </table:table-cell>
          <table:table-cell table:number-columns-repeated="8" office:value-type="string" calcext:value-type="string">
            <text:p>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7"/></text:p>
          </table:table-cell>
          <table:table-cell table:number-columns-repeated="10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course work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7"/></text:p>
          </table:table-cell>
          <table:table-cell table:number-columns-repeated="3" office:value-type="string" calcext:value-type="string">
            <text:p><text:s text:c="8"/></text:p>
          </table:table-cell>
          <table:table-cell table:number-columns-repeated="8" office:value-type="string" calcext:value-type="string">
            <text:p>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7"/></text:p>
          </table:table-cell>
          <table:table-cell table:number-columns-repeated="10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CLOSE TIME <text:s text:c="2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7"/></text:p>
          </table:table-cell>
          <table:table-cell table:number-columns-repeated="3" office:value-type="string" calcext:value-type="string">
            <text:p><text:s text:c="8"/></text:p>
          </table:table-cell>
          <table:table-cell table:number-columns-repeated="8" office:value-type="string" calcext:value-type="string">
            <text:p>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7"/></text:p>
          </table:table-cell>
          <table:table-cell table:number-columns-repeated="10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PROB VALUE <text:s text:c="2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 text:c="18"/></text:p>
          </table:table-cell>
          <table:table-cell office:value-type="string" calcext:value-type="string">
            <text:p><text:s text:c="1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2">
          <table:table-cell table:style-name="ce1" office:value-type="string" calcext:value-type="string">
            <text:p>STUDENT ID <text:s text:c="2"/></text:p>
          </table:table-cell>
          <table:table-cell table:style-name="ce1" office:value-type="string" calcext:value-type="string">
            <text:p>login ID <text:s/></text:p>
          </table:table-cell>
          <table:table-cell table:style-name="ce1" office:value-type="string" calcext:value-type="string">
            <text:p>LAST NAME <text:s text:c="8"/></text:p>
          </table:table-cell>
          <table:table-cell table:style-name="ce1" office:value-type="string" calcext:value-type="string">
            <text:p>FIRST NAME <text:s text:c="5"/></text:p>
          </table:table-cell>
          <table:table-cell table:style-name="ce1" office:value-type="string" calcext:value-type="string">
            <text:p>SECTION </text:p>
          </table:table-cell>
          <table:table-cell table:style-name="ce1" office:value-type="string" calcext:value-type="string">
            <text:p>RECITATION </text:p>
          </table:table-cell>
          <table:table-cell table:style-name="ce1" office:value-type="string" calcext:value-type="string">
            <text:p>total <text:s/></text:p>
          </table:table-cell>
          <table:table-cell table:number-columns-repeated="3" table:style-name="ce1" office:value-type="string" calcext:value-type="string">
            <text:p>total <text:s text:c="2"/></text:p>
          </table:table-cell>
          <table:table-cell table:number-columns-repeated="8" table:style-name="ce1" office:value-type="string" calcext:value-type="string">
            <text:p>total <text:s/></text:p>
          </table:table-cell>
          <table:table-cell table:style-name="ce1" office:value-type="string" calcext:value-type="string">
            <text:p><text:s text:c="8"/></text:p>
          </table:table-cell>
          <table:table-cell table:style-name="ce1" office:value-type="string" calcext:value-type="string">
            <text:p><text:s text:c="7"/></text:p>
          </table:table-cell>
          <table:table-cell table:style-name="ce1" office:value-type="string" calcext:value-type="string">
            <text:p>quiz weight</text:p>
          </table:table-cell>
          <table:table-cell table:style-name="ce1" table:number-columns-repeated="4"/>
          <table:table-cell table:style-name="ce1" office:value-type="string" calcext:value-type="string">
            <text:p>exam weight</text:p>
          </table:table-cell>
          <table:table-cell table:style-name="ce1"/>
          <table:table-cell table:style-name="ce1" office:value-type="string" calcext:value-type="string">
            <text:p>Final weight</text:p>
          </table:table-cell>
          <table:table-cell table:style-name="ce1" office:value-type="string" calcext:value-type="string">
            <text:p>Final Grade #1</text:p>
          </table:table-cell>
          <table:table-cell table:style-name="ce1" office:value-type="string" calcext:value-type="string">
            <text:p>Final Grade #2</text:p>
          </table:table-cell>
          <table:table-cell table:style-name="ce1" office:value-type="string" calcext:value-type="string">
            <text:p>Best Grade</text:p>
          </table:table-cell>
          <table:table-cell table:style-name="ce3"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33656" calcext:value-type="float">
            <text:p>1633656</text:p>
          </table:table-cell>
          <table:table-cell office:value-type="string" calcext:value-type="string">
            <text:p>Apanian <text:s text:c="10"/></text:p>
          </table:table-cell>
          <table:table-cell office:value-type="string" calcext:value-type="string">
            <text:p>Nicholas 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$B$4]*0.3*(MIN(100;[.S8]/95*100))/100" office:value-type="float" office:value="15" calcext:value-type="float">
            <text:p>1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$B$4]*0.7*SUM([.W8:.Y8])/150" office:value-type="float" office:value="34.5333333333333" calcext:value-type="float">
            <text:p>34.5333333333333</text:p>
          </table:table-cell>
          <table:table-cell office:value-type="float" office:value="96" calcext:value-type="float">
            <text:p>96</text:p>
          </table:table-cell>
          <table:table-cell table:formula="of:=[.$B$4]*[.AA8]/100" office:value-type="float" office:value="48" calcext:value-type="float">
            <text:p>48</text:p>
          </table:table-cell>
          <table:table-cell table:formula="of:=[.U8]+[.Z8]+[.AB8]" office:value-type="float" office:value="97.5333333333333" calcext:value-type="float">
            <text:p>97.5333333333333</text:p>
          </table:table-cell>
          <table:table-cell table:formula="of:=[.$C$4]*0.7*SUM([.W8:.Y8])/150+[.$C$3]*[.AA8]/100+[.$C$4]*0.3*[.T8]/100" office:value-type="float" office:value="96.7666666666667" calcext:value-type="float">
            <text:p>96.7666666666667</text:p>
          </table:table-cell>
          <table:table-cell table:formula="of:=MAX([.AC8:.AD8])" office:value-type="float" office:value="97.5333333333333" calcext:value-type="float">
            <text:p>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737236" calcext:value-type="float">
            <text:p>1737236</text:p>
          </table:table-cell>
          <table:table-cell office:value-type="string" calcext:value-type="string">
            <text:p>Arrien <text:s text:c="11"/></text:p>
          </table:table-cell>
          <table:table-cell office:value-type="string" calcext:value-type="string">
            <text:p>Daniel <text:s text:c="9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.07" calcext:value-type="float">
            <text:p>69.07</text:p>
          </table:table-cell>
          <table:table-cell office:value-type="float" office:value="65.78" calcext:value-type="float">
            <text:p>65.78</text:p>
          </table:table-cell>
          <table:table-cell table:formula="of:=[.$B$4]*0.3*(MIN(100;[.S9]/95*100))/100" office:value-type="float" office:value="10.9057894736842" calcext:value-type="float">
            <text:p>10.9057894736842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[.$B$4]*0.7*SUM([.W9:.Y9])/150" office:value-type="float" office:value="31.2666666666667" calcext:value-type="float">
            <text:p>31.2666666666667</text:p>
          </table:table-cell>
          <table:table-cell office:value-type="float" office:value="96" calcext:value-type="float">
            <text:p>96</text:p>
          </table:table-cell>
          <table:table-cell table:formula="of:=[.$B$4]*[.AA9]/100" office:value-type="float" office:value="48" calcext:value-type="float">
            <text:p>48</text:p>
          </table:table-cell>
          <table:table-cell table:formula="of:=[.U9]+[.Z9]+[.AB9]" office:value-type="float" office:value="90.1724561403509" calcext:value-type="float">
            <text:p>90.1724561403509</text:p>
          </table:table-cell>
          <table:table-cell table:formula="of:=[.$C$4]*0.7*SUM([.W9:.Y9])/150+[.$C$3]*[.AA9]/100+[.$C$4]*0.3*[.T9]/100" office:value-type="float" office:value="92.5668333333333" calcext:value-type="float">
            <text:p>92.5668333333333</text:p>
          </table:table-cell>
          <table:table-cell table:formula="of:=MAX([.AC9:.AD9])" office:value-type="float" office:value="92.5668333333333" calcext:value-type="float">
            <text:p>9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42645" calcext:value-type="float">
            <text:p>1842645</text:p>
          </table:table-cell>
          <table:table-cell office:value-type="string" calcext:value-type="string">
            <text:p>Bae <text:s text:c="14"/></text:p>
          </table:table-cell>
          <table:table-cell office:value-type="string" calcext:value-type="string">
            <text:p>Hyoung Min <text:s text:c="5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$B$4]*0.3*(MIN(100;[.S10]/95*100))/100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formula="of:=[.$B$4]*0.7*SUM([.W10:.Y10])/150" office:value-type="float" office:value="15.4" calcext:value-type="float">
            <text:p>15.4</text:p>
          </table:table-cell>
          <table:table-cell/>
          <table:table-cell table:formula="of:=[.$B$4]*[.AA10]/100" office:value-type="float" office:value="0" calcext:value-type="float">
            <text:p>0</text:p>
          </table:table-cell>
          <table:table-cell table:formula="of:=[.U10]+[.Z10]+[.AB10]" office:value-type="float" office:value="15.4" calcext:value-type="float">
            <text:p>15.4</text:p>
          </table:table-cell>
          <table:table-cell table:formula="of:=[.$C$4]*0.7*SUM([.W10:.Y10])/150+[.$C$3]*[.AA10]/100+[.$C$4]*0.3*[.T10]/100" office:value-type="float" office:value="7.7" calcext:value-type="float">
            <text:p>7.7</text:p>
          </table:table-cell>
          <table:table-cell table:formula="of:=MAX([.AC10:.AD10])" office:value-type="float" office:value="15.4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5452" calcext:value-type="float">
            <text:p>1835452</text:p>
          </table:table-cell>
          <table:table-cell office:value-type="string" calcext:value-type="string">
            <text:p>Belisle <text:s text:c="10"/></text:p>
          </table:table-cell>
          <table:table-cell office:value-type="string" calcext:value-type="string">
            <text:p>Olivier <text:s text:c="8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.67</text:p>
          </table:table-cell>
          <table:table-cell office:value-type="float" office:value="43.07" calcext:value-type="float">
            <text:p>43.07</text:p>
          </table:table-cell>
          <table:table-cell office:value-type="float" office:value="41.02" calcext:value-type="float">
            <text:p>41.02</text:p>
          </table:table-cell>
          <table:table-cell table:formula="of:=[.$B$4]*0.3*(MIN(100;[.S11]/95*100))/100" office:value-type="float" office:value="6.80052631578948" calcext:value-type="float">
            <text:p>6.800526315789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[.$B$4]*0.7*SUM([.W11:.Y11])/150" office:value-type="float" office:value="20.5333333333333" calcext:value-type="float">
            <text:p>20.5333333333333</text:p>
          </table:table-cell>
          <table:table-cell office:value-type="float" office:value="36" calcext:value-type="float">
            <text:p>36</text:p>
          </table:table-cell>
          <table:table-cell table:formula="of:=[.$B$4]*[.AA11]/100" office:value-type="float" office:value="18" calcext:value-type="float">
            <text:p>18</text:p>
          </table:table-cell>
          <table:table-cell table:formula="of:=[.U11]+[.Z11]+[.AB11]" office:value-type="float" office:value="45.3338596491228" calcext:value-type="float">
            <text:p>45.3338596491228</text:p>
          </table:table-cell>
          <table:table-cell table:formula="of:=[.$C$4]*0.7*SUM([.W11:.Y11])/150+[.$C$3]*[.AA11]/100+[.$C$4]*0.3*[.T11]/100" office:value-type="float" office:value="40.3431666666667" calcext:value-type="float">
            <text:p>40.3431666666667</text:p>
          </table:table-cell>
          <table:table-cell table:formula="of:=MAX([.AC11:.AD11])" office:value-type="float" office:value="45.3338596491228" calcext:value-type="float">
            <text:p>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41957" calcext:value-type="float">
            <text:p>1641957</text:p>
          </table:table-cell>
          <table:table-cell office:value-type="string" calcext:value-type="string">
            <text:p>Castillo <text:s text:c="9"/></text:p>
          </table:table-cell>
          <table:table-cell office:value-type="string" calcext:value-type="string">
            <text:p>Jonathan 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33" calcext:value-type="float">
            <text:p>8.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1.33" calcext:value-type="float">
            <text:p>91.33</text:p>
          </table:table-cell>
          <table:table-cell office:value-type="float" office:value="86.98" calcext:value-type="float">
            <text:p>86.98</text:p>
          </table:table-cell>
          <table:table-cell table:formula="of:=[.$B$4]*0.3*(MIN(100;[.S12]/95*100))/100" office:value-type="float" office:value="14.4205263157895" calcext:value-type="float">
            <text:p>14.420526315789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$B$4]*0.7*SUM([.W12:.Y12])/150" office:value-type="float" office:value="31.5" calcext:value-type="float">
            <text:p>31.5</text:p>
          </table:table-cell>
          <table:table-cell office:value-type="float" office:value="85" calcext:value-type="float">
            <text:p>85</text:p>
          </table:table-cell>
          <table:table-cell table:formula="of:=[.$B$4]*[.AA12]/100" office:value-type="float" office:value="42.5" calcext:value-type="float">
            <text:p>42.5</text:p>
          </table:table-cell>
          <table:table-cell table:formula="of:=[.U12]+[.Z12]+[.AB12]" office:value-type="float" office:value="88.4205263157895" calcext:value-type="float">
            <text:p>88.4205263157895</text:p>
          </table:table-cell>
          <table:table-cell table:formula="of:=[.$C$4]*0.7*SUM([.W12:.Y12])/150+[.$C$3]*[.AA12]/100+[.$C$4]*0.3*[.T12]/100" office:value-type="float" office:value="86.0235" calcext:value-type="float">
            <text:p>86.0235</text:p>
          </table:table-cell>
          <table:table-cell table:formula="of:=MAX([.AC12:.AD12])" office:value-type="float" office:value="88.4205263157895" calcext:value-type="float">
            <text:p>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9445" calcext:value-type="float">
            <text:p>1839445</text:p>
          </table:table-cell>
          <table:table-cell office:value-type="string" calcext:value-type="string">
            <text:p>Celestine <text:s text:c="8"/></text:p>
          </table:table-cell>
          <table:table-cell office:value-type="string" calcext:value-type="string">
            <text:p>Mary <text:s text:c="11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5.24" calcext:value-type="float">
            <text:p>95.24</text:p>
          </table:table-cell>
          <table:table-cell table:formula="of:=[.$B$4]*0.3*(MIN(100;[.S13]/95*100))/100" office:value-type="float" office:value="15" calcext:value-type="float">
            <text:p>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[.$B$4]*0.7*SUM([.W13:.Y13])/150" office:value-type="float" office:value="28.4666666666667" calcext:value-type="float">
            <text:p>28.4666666666667</text:p>
          </table:table-cell>
          <table:table-cell office:value-type="float" office:value="58" calcext:value-type="float">
            <text:p>58</text:p>
          </table:table-cell>
          <table:table-cell table:formula="of:=[.$B$4]*[.AA13]/100" office:value-type="float" office:value="29" calcext:value-type="float">
            <text:p>29</text:p>
          </table:table-cell>
          <table:table-cell table:formula="of:=[.U13]+[.Z13]+[.AB13]" office:value-type="float" office:value="72.4666666666667" calcext:value-type="float">
            <text:p>72.4666666666667</text:p>
          </table:table-cell>
          <table:table-cell table:formula="of:=[.$C$4]*0.7*SUM([.W13:.Y13])/150+[.$C$3]*[.AA13]/100+[.$C$4]*0.3*[.T13]/100" office:value-type="float" office:value="64.8763333333333" calcext:value-type="float">
            <text:p>64.8763333333333</text:p>
          </table:table-cell>
          <table:table-cell table:formula="of:=MAX([.AC13:.AD13])" office:value-type="float" office:value="72.4666666666667" calcext:value-type="float">
            <text:p>7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42021" calcext:value-type="float">
            <text:p>1642021</text:p>
          </table:table-cell>
          <table:table-cell office:value-type="string" calcext:value-type="string">
            <text:p>Georgacoulias <text:s text:c="4"/></text:p>
          </table:table-cell>
          <table:table-cell office:value-type="string" calcext:value-type="string">
            <text:p>Nicky <text:s text:c="10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  <table:table-cell office:value-type="float" office:value="49.05" calcext:value-type="float">
            <text:p>49.05</text:p>
          </table:table-cell>
          <table:table-cell table:formula="of:=[.$B$4]*0.3*(MIN(100;[.S14]/95*100))/100" office:value-type="float" office:value="8.13157894736842" calcext:value-type="float">
            <text:p>8.131578947368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$B$4]*0.7*SUM([.W14:.Y14])/150" office:value-type="float" office:value="28.9333333333333" calcext:value-type="float">
            <text:p>28.9333333333333</text:p>
          </table:table-cell>
          <table:table-cell office:value-type="float" office:value="74" calcext:value-type="float">
            <text:p>74</text:p>
          </table:table-cell>
          <table:table-cell table:formula="of:=[.$B$4]*[.AA14]/100" office:value-type="float" office:value="37" calcext:value-type="float">
            <text:p>37</text:p>
          </table:table-cell>
          <table:table-cell table:formula="of:=[.U14]+[.Z14]+[.AB14]" office:value-type="float" office:value="74.0649122807018" calcext:value-type="float">
            <text:p>74.0649122807018</text:p>
          </table:table-cell>
          <table:table-cell table:formula="of:=[.$C$4]*0.7*SUM([.W14:.Y14])/150+[.$C$3]*[.AA14]/100+[.$C$4]*0.3*[.T14]/100" office:value-type="float" office:value="73.6454166666667" calcext:value-type="float">
            <text:p>73.6454166666667</text:p>
          </table:table-cell>
          <table:table-cell table:formula="of:=MAX([.AC14:.AD14])" office:value-type="float" office:value="74.0649122807018" calcext:value-type="float">
            <text:p>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920044" calcext:value-type="float">
            <text:p>1920044</text:p>
          </table:table-cell>
          <table:table-cell office:value-type="string" calcext:value-type="string">
            <text:p>Joly-Terriah <text:s text:c="5"/></text:p>
          </table:table-cell>
          <table:table-cell office:value-type="string" calcext:value-type="string">
            <text:p>Cathryn <text:s text:c="8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9.89" calcext:value-type="float">
            <text:p>9.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93" calcext:value-type="float">
            <text:p>7.9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9.82" calcext:value-type="float">
            <text:p>99.82</text:p>
          </table:table-cell>
          <table:table-cell office:value-type="float" office:value="95.07" calcext:value-type="float">
            <text:p>95.07</text:p>
          </table:table-cell>
          <table:table-cell table:formula="of:=[.$B$4]*0.3*(MIN(100;[.S15]/95*100))/100"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$B$4]*0.7*SUM([.W15:.Y15])/150" office:value-type="float" office:value="18.4333333333333" calcext:value-type="float">
            <text:p>18.4333333333333</text:p>
          </table:table-cell>
          <table:table-cell office:value-type="float" office:value="56" calcext:value-type="float">
            <text:p>56</text:p>
          </table:table-cell>
          <table:table-cell table:formula="of:=[.$B$4]*[.AA15]/100" office:value-type="float" office:value="28" calcext:value-type="float">
            <text:p>28</text:p>
          </table:table-cell>
          <table:table-cell table:formula="of:=[.U15]+[.Z15]+[.AB15]" office:value-type="float" office:value="61.4333333333333" calcext:value-type="float">
            <text:p>61.4333333333333</text:p>
          </table:table-cell>
          <table:table-cell table:formula="of:=[.$C$4]*0.7*SUM([.W15:.Y15])/150+[.$C$3]*[.AA15]/100+[.$C$4]*0.3*[.T15]/100" office:value-type="float" office:value="58.3469166666667" calcext:value-type="float">
            <text:p>58.3469166666667</text:p>
          </table:table-cell>
          <table:table-cell table:formula="of:=MAX([.AC15:.AD15])" office:value-type="float" office:value="61.4333333333333" calcext:value-type="float">
            <text:p>6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9472" calcext:value-type="float">
            <text:p>1839472</text:p>
          </table:table-cell>
          <table:table-cell office:value-type="string" calcext:value-type="string">
            <text:p>Kanthasamy <text:s text:c="7"/></text:p>
          </table:table-cell>
          <table:table-cell office:value-type="string" calcext:value-type="string">
            <text:p>Sathursan <text:s text:c="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33" calcext:value-type="float">
            <text:p>8.3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78" calcext:value-type="float">
            <text:p>2.78</text:p>
          </table:table-cell>
          <table:table-cell office:value-type="float" office:value="69.61" calcext:value-type="float">
            <text:p>69.61</text:p>
          </table:table-cell>
          <table:table-cell office:value-type="float" office:value="66.3" calcext:value-type="float">
            <text:p>66.3</text:p>
          </table:table-cell>
          <table:table-cell table:formula="of:=[.$B$4]*0.3*(MIN(100;[.S16]/95*100))/100" office:value-type="float" office:value="10.9910526315789" calcext:value-type="float">
            <text:p>10.99105263157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$B$4]*0.7*SUM([.W16:.Y16])/150" office:value-type="float" office:value="16.5666666666667" calcext:value-type="float">
            <text:p>16.5666666666667</text:p>
          </table:table-cell>
          <table:table-cell office:value-type="float" office:value="24" calcext:value-type="float">
            <text:p>24</text:p>
          </table:table-cell>
          <table:table-cell table:formula="of:=[.$B$4]*[.AA16]/100" office:value-type="float" office:value="12" calcext:value-type="float">
            <text:p>12</text:p>
          </table:table-cell>
          <table:table-cell table:formula="of:=[.U16]+[.Z16]+[.AB16]" office:value-type="float" office:value="39.5577192982456" calcext:value-type="float">
            <text:p>39.5577192982456</text:p>
          </table:table-cell>
          <table:table-cell table:formula="of:=[.$C$4]*0.7*SUM([.W16:.Y16])/150+[.$C$3]*[.AA16]/100+[.$C$4]*0.3*[.T16]/100" office:value-type="float" office:value="31.2558333333333" calcext:value-type="float">
            <text:p>31.2558333333333</text:p>
          </table:table-cell>
          <table:table-cell table:formula="of:=MAX([.AC16:.AD16])" office:value-type="float" office:value="39.5577192982456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9933" calcext:value-type="float">
            <text:p>1839933</text:p>
          </table:table-cell>
          <table:table-cell office:value-type="string" calcext:value-type="string">
            <text:p>Lahmiri <text:s text:c="10"/></text:p>
          </table:table-cell>
          <table:table-cell office:value-type="string" calcext:value-type="string">
            <text:p>Aya <text:s text:c="12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67" calcext:value-type="float">
            <text:p>7.67</text:p>
          </table:table-cell>
          <table:table-cell office:value-type="float" office:value="8" calcext:value-type="float">
            <text:p>8</text:p>
          </table:table-cell>
          <table:table-cell office:value-type="float" office:value="6.69" calcext:value-type="float">
            <text:p>6.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7" calcext:value-type="float">
            <text:p>7</text:p>
          </table:table-cell>
          <table:table-cell office:value-type="float" office:value="84.24" calcext:value-type="float">
            <text:p>84.24</text:p>
          </table:table-cell>
          <table:table-cell office:value-type="float" office:value="80.23" calcext:value-type="float">
            <text:p>80.23</text:p>
          </table:table-cell>
          <table:table-cell table:formula="of:=[.$B$4]*0.3*(MIN(100;[.S17]/95*100))/100" office:value-type="float" office:value="13.301052631579" calcext:value-type="float">
            <text:p>13.3010526315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$B$4]*0.7*SUM([.W17:.Y17])/150" office:value-type="float" office:value="18.2" calcext:value-type="float">
            <text:p>18.2</text:p>
          </table:table-cell>
          <table:table-cell office:value-type="float" office:value="51" calcext:value-type="float">
            <text:p>51</text:p>
          </table:table-cell>
          <table:table-cell table:formula="of:=[.$B$4]*[.AA17]/100" office:value-type="float" office:value="25.5" calcext:value-type="float">
            <text:p>25.5</text:p>
          </table:table-cell>
          <table:table-cell table:formula="of:=[.U17]+[.Z17]+[.AB17]" office:value-type="float" office:value="57.001052631579" calcext:value-type="float">
            <text:p>57.001052631579</text:p>
          </table:table-cell>
          <table:table-cell table:formula="of:=[.$C$4]*0.7*SUM([.W17:.Y17])/150+[.$C$3]*[.AA17]/100+[.$C$4]*0.3*[.T17]/100" office:value-type="float" office:value="53.36725" calcext:value-type="float">
            <text:p>53.36725</text:p>
          </table:table-cell>
          <table:table-cell table:formula="of:=MAX([.AC17:.AD17])" office:value-type="float" office:value="57.001052631579" calcext:value-type="float">
            <text:p>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533450" calcext:value-type="float">
            <text:p>1533450</text:p>
          </table:table-cell>
          <table:table-cell office:value-type="string" calcext:value-type="string">
            <text:p>Mahmud Dabre <text:s text:c="5"/></text:p>
          </table:table-cell>
          <table:table-cell office:value-type="string" calcext:value-type="string">
            <text:p>Karima <text:s text:c="9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13" calcext:value-type="float">
            <text:p>6.13</text:p>
          </table:table-cell>
          <table:table-cell office:value-type="float" office:value="6.5" calcext:value-type="float">
            <text:p>6.5</text:p>
          </table:table-cell>
          <table:table-cell office:value-type="float" office:value="4.86" calcext:value-type="float">
            <text:p>4.86</text:p>
          </table:table-cell>
          <table:table-cell office:value-type="float" office:value="7" calcext:value-type="float">
            <text:p>7</text:p>
          </table:table-cell>
          <table:table-cell office:value-type="float" office:value="8.17" calcext:value-type="float">
            <text:p>8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.41" calcext:value-type="float">
            <text:p>60.41</text:p>
          </table:table-cell>
          <table:table-cell office:value-type="float" office:value="57.53" calcext:value-type="float">
            <text:p>57.53</text:p>
          </table:table-cell>
          <table:table-cell table:formula="of:=[.$B$4]*0.3*(MIN(100;[.S18]/95*100))/100" office:value-type="float" office:value="9.53842105263158" calcext:value-type="float">
            <text:p>9.538421052631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[.$B$4]*0.7*SUM([.W18:.Y18])/150" office:value-type="float" office:value="25.6666666666667" calcext:value-type="float">
            <text:p>25.6666666666667</text:p>
          </table:table-cell>
          <table:table-cell office:value-type="float" office:value="63" calcext:value-type="float">
            <text:p>63</text:p>
          </table:table-cell>
          <table:table-cell table:formula="of:=[.$B$4]*[.AA18]/100" office:value-type="float" office:value="31.5" calcext:value-type="float">
            <text:p>31.5</text:p>
          </table:table-cell>
          <table:table-cell table:formula="of:=[.U18]+[.Z18]+[.AB18]" office:value-type="float" office:value="66.7050877192983" calcext:value-type="float">
            <text:p>66.7050877192983</text:p>
          </table:table-cell>
          <table:table-cell table:formula="of:=[.$C$4]*0.7*SUM([.W18:.Y18])/150+[.$C$3]*[.AA18]/100+[.$C$4]*0.3*[.T18]/100" office:value-type="float" office:value="64.3980833333333" calcext:value-type="float">
            <text:p>64.3980833333333</text:p>
          </table:table-cell>
          <table:table-cell table:formula="of:=MAX([.AC18:.AD18])" office:value-type="float" office:value="66.7050877192983" calcext:value-type="float">
            <text:p>6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31492" calcext:value-type="float">
            <text:p>1631492</text:p>
          </table:table-cell>
          <table:table-cell office:value-type="string" calcext:value-type="string">
            <text:p>Mezirovsky <text:s text:c="7"/></text:p>
          </table:table-cell>
          <table:table-cell office:value-type="string" calcext:value-type="string">
            <text:p>Lara Moshkovich 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$B$4]*0.3*(MIN(100;[.S19]/95*100))/100" office:value-type="float" office:value="15" calcext:value-type="float">
            <text:p>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$B$4]*0.7*SUM([.W19:.Y19])/150" office:value-type="float" office:value="33.8333333333333" calcext:value-type="float">
            <text:p>33.8333333333333</text:p>
          </table:table-cell>
          <table:table-cell office:value-type="float" office:value="85" calcext:value-type="float">
            <text:p>85</text:p>
          </table:table-cell>
          <table:table-cell table:formula="of:=[.$B$4]*[.AA19]/100" office:value-type="float" office:value="42.5" calcext:value-type="float">
            <text:p>42.5</text:p>
          </table:table-cell>
          <table:table-cell table:formula="of:=[.U19]+[.Z19]+[.AB19]" office:value-type="float" office:value="91.3333333333333" calcext:value-type="float">
            <text:p>91.3333333333333</text:p>
          </table:table-cell>
          <table:table-cell table:formula="of:=[.$C$4]*0.7*SUM([.W19:.Y19])/150+[.$C$3]*[.AA19]/100+[.$C$4]*0.3*[.T19]/100" office:value-type="float" office:value="88.1666666666667" calcext:value-type="float">
            <text:p>88.1666666666667</text:p>
          </table:table-cell>
          <table:table-cell table:formula="of:=MAX([.AC19:.AD19])" office:value-type="float" office:value="91.3333333333333" calcext:value-type="float">
            <text:p>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43462" calcext:value-type="float">
            <text:p>1843462</text:p>
          </table:table-cell>
          <table:table-cell office:value-type="string" calcext:value-type="string">
            <text:p>Mladenovic <text:s text:c="7"/></text:p>
          </table:table-cell>
          <table:table-cell office:value-type="string" calcext:value-type="string">
            <text:p>Mirko <text:s text:c="10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99.05" calcext:value-type="float">
            <text:p>99.05</text:p>
          </table:table-cell>
          <table:table-cell table:formula="of:=[.$B$4]*0.3*(MIN(100;[.S20]/95*100))/100" office:value-type="float" office:value="15" calcext:value-type="float">
            <text:p>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$B$4]*0.7*SUM([.W20:.Y20])/150" office:value-type="float" office:value="24.7333333333333" calcext:value-type="float">
            <text:p>24.7333333333333</text:p>
          </table:table-cell>
          <table:table-cell office:value-type="float" office:value="49" calcext:value-type="float">
            <text:p>49</text:p>
          </table:table-cell>
          <table:table-cell table:formula="of:=[.$B$4]*[.AA20]/100" office:value-type="float" office:value="24.5" calcext:value-type="float">
            <text:p>24.5</text:p>
          </table:table-cell>
          <table:table-cell table:formula="of:=[.U20]+[.Z20]+[.AB20]" office:value-type="float" office:value="64.2333333333333" calcext:value-type="float">
            <text:p>64.2333333333333</text:p>
          </table:table-cell>
          <table:table-cell table:formula="of:=[.$C$4]*0.7*SUM([.W20:.Y20])/150+[.$C$3]*[.AA20]/100+[.$C$4]*0.3*[.T20]/100" office:value-type="float" office:value="56.5454166666667" calcext:value-type="float">
            <text:p>56.5454166666667</text:p>
          </table:table-cell>
          <table:table-cell table:formula="of:=MAX([.AC20:.AD20])" office:value-type="float" office:value="64.2333333333333" calcext:value-type="float">
            <text:p>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1102" calcext:value-type="float">
            <text:p>1831102</text:p>
          </table:table-cell>
          <table:table-cell office:value-type="string" calcext:value-type="string">
            <text:p>Panahi <text:s text:c="11"/></text:p>
          </table:table-cell>
          <table:table-cell office:value-type="string" calcext:value-type="string">
            <text:p>Arad <text:s text:c="11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.19" calcext:value-type="float">
            <text:p>16.19</text:p>
          </table:table-cell>
          <table:table-cell table:formula="of:=[.$B$4]*0.3*(MIN(100;[.S21]/95*100))/100" office:value-type="float" office:value="2.68421052631579" calcext:value-type="float">
            <text:p>2.6842105263157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$B$4]*0.7*SUM([.W21:.Y21])/150" office:value-type="float" office:value="29.8666666666667" calcext:value-type="float">
            <text:p>29.8666666666667</text:p>
          </table:table-cell>
          <table:table-cell office:value-type="float" office:value="71" calcext:value-type="float">
            <text:p>71</text:p>
          </table:table-cell>
          <table:table-cell table:formula="of:=[.$B$4]*[.AA21]/100" office:value-type="float" office:value="35.5" calcext:value-type="float">
            <text:p>35.5</text:p>
          </table:table-cell>
          <table:table-cell table:formula="of:=[.U21]+[.Z21]+[.AB21]" office:value-type="float" office:value="68.0508771929825" calcext:value-type="float">
            <text:p>68.0508771929825</text:p>
          </table:table-cell>
          <table:table-cell table:formula="of:=[.$C$4]*0.7*SUM([.W21:.Y21])/150+[.$C$3]*[.AA21]/100+[.$C$4]*0.3*[.T21]/100" office:value-type="float" office:value="69.3975833333333" calcext:value-type="float">
            <text:p>69.3975833333333</text:p>
          </table:table-cell>
          <table:table-cell table:formula="of:=MAX([.AC21:.AD21])" office:value-type="float" office:value="69.3975833333333" calcext:value-type="float">
            <text:p>6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741691" calcext:value-type="float">
            <text:p>1741691</text:p>
          </table:table-cell>
          <table:table-cell office:value-type="string" calcext:value-type="string">
            <text:p>Parent-Ramsbottom </text:p>
          </table:table-cell>
          <table:table-cell office:value-type="string" calcext:value-type="string">
            <text:p>Dakota <text:s text:c="9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57" calcext:value-type="float">
            <text:p>8.57</text:p>
          </table:table-cell>
          <table:table-cell table:formula="of:=[.$B$4]*0.3*(MIN(100;[.S22]/95*100))/100" office:value-type="float" office:value="1.42105263157895" calcext:value-type="float">
            <text:p>1.4210526315789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[.$B$4]*0.7*SUM([.W22:.Y22])/150" office:value-type="float" office:value="11.4333333333333" calcext:value-type="float">
            <text:p>11.4333333333333</text:p>
          </table:table-cell>
          <table:table-cell/>
          <table:table-cell table:formula="of:=[.$B$4]*[.AA22]/100" office:value-type="float" office:value="0" calcext:value-type="float">
            <text:p>0</text:p>
          </table:table-cell>
          <table:table-cell table:formula="of:=[.U22]+[.Z22]+[.AB22]" office:value-type="float" office:value="12.8543859649123" calcext:value-type="float">
            <text:p>12.8543859649123</text:p>
          </table:table-cell>
          <table:table-cell table:formula="of:=[.$C$4]*0.7*SUM([.W22:.Y22])/150+[.$C$3]*[.AA22]/100+[.$C$4]*0.3*[.T22]/100" office:value-type="float" office:value="6.35941666666667" calcext:value-type="float">
            <text:p>6.35941666666667</text:p>
          </table:table-cell>
          <table:table-cell table:formula="of:=MAX([.AC22:.AD22])" office:value-type="float" office:value="12.854385964912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34745" calcext:value-type="float">
            <text:p>1634745</text:p>
          </table:table-cell>
          <table:table-cell office:value-type="string" calcext:value-type="string">
            <text:p>Pirolli <text:s text:c="10"/></text:p>
          </table:table-cell>
          <table:table-cell office:value-type="string" calcext:value-type="string">
            <text:p>Sabrina <text:s text:c="8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5.24" calcext:value-type="float">
            <text:p>95.24</text:p>
          </table:table-cell>
          <table:table-cell table:formula="of:=[.$B$4]*0.3*(MIN(100;[.S23]/95*100))/100" office:value-type="float" office:value="15" calcext:value-type="float">
            <text:p>1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$B$4]*0.7*SUM([.W23:.Y23])/150" office:value-type="float" office:value="33.6" calcext:value-type="float">
            <text:p>33.6</text:p>
          </table:table-cell>
          <table:table-cell office:value-type="float" office:value="90" calcext:value-type="float">
            <text:p>90</text:p>
          </table:table-cell>
          <table:table-cell table:formula="of:=[.$B$4]*[.AA23]/100" office:value-type="float" office:value="45" calcext:value-type="float">
            <text:p>45</text:p>
          </table:table-cell>
          <table:table-cell table:formula="of:=[.U23]+[.Z23]+[.AB23]" office:value-type="float" office:value="93.6" calcext:value-type="float">
            <text:p>93.6</text:p>
          </table:table-cell>
          <table:table-cell table:formula="of:=[.$C$4]*0.7*SUM([.W23:.Y23])/150+[.$C$3]*[.AA23]/100+[.$C$4]*0.3*[.T23]/100" office:value-type="float" office:value="91.443" calcext:value-type="float">
            <text:p>91.443</text:p>
          </table:table-cell>
          <table:table-cell table:formula="of:=MAX([.AC23:.AD23])" office:value-type="float" office:value="93.6" calcext:value-type="float">
            <text:p>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735993" calcext:value-type="float">
            <text:p>1735993</text:p>
          </table:table-cell>
          <table:table-cell office:value-type="string" calcext:value-type="string">
            <text:p>Puerto Garay <text:s text:c="5"/></text:p>
          </table:table-cell>
          <table:table-cell office:value-type="string" calcext:value-type="string">
            <text:p>Juanita <text:s text:c="8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2.9" calcext:value-type="float">
            <text:p>2.9</text:p>
          </table:table-cell>
          <table:table-cell table:formula="of:=[.$B$4]*0.3*(MIN(100;[.S24]/95*100))/100" office:value-type="float" office:value="0.481578947368421" calcext:value-type="float">
            <text:p>0.48157894736842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$B$4]*0.7*SUM([.W24:.Y24])/150" office:value-type="float" office:value="23.8" calcext:value-type="float">
            <text:p>23.8</text:p>
          </table:table-cell>
          <table:table-cell office:value-type="float" office:value="54" calcext:value-type="float">
            <text:p>54</text:p>
          </table:table-cell>
          <table:table-cell table:formula="of:=[.$B$4]*[.AA24]/100" office:value-type="float" office:value="27" calcext:value-type="float">
            <text:p>27</text:p>
          </table:table-cell>
          <table:table-cell table:formula="of:=[.U24]+[.Z24]+[.AB24]" office:value-type="float" office:value="51.2815789473684" calcext:value-type="float">
            <text:p>51.2815789473684</text:p>
          </table:table-cell>
          <table:table-cell table:formula="of:=[.$C$4]*0.7*SUM([.W24:.Y24])/150+[.$C$3]*[.AA24]/100+[.$C$4]*0.3*[.T24]/100" office:value-type="float" office:value="52.6175" calcext:value-type="float">
            <text:p>52.6175</text:p>
          </table:table-cell>
          <table:table-cell table:formula="of:=MAX([.AC24:.AD24])" office:value-type="float" office:value="52.6175" calcext:value-type="float">
            <text:p>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920057" calcext:value-type="float">
            <text:p>1920057</text:p>
          </table:table-cell>
          <table:table-cell office:value-type="string" calcext:value-type="string">
            <text:p>Robitaille <text:s text:c="7"/></text:p>
          </table:table-cell>
          <table:table-cell office:value-type="string" calcext:value-type="string">
            <text:p>Charlotte <text:s text:c="6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8.83" calcext:value-type="float">
            <text:p>8.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9" calcext:value-type="float">
            <text:p>5.39</text:p>
          </table:table-cell>
          <table:table-cell office:value-type="float" office:value="45.27" calcext:value-type="float">
            <text:p>45.27</text:p>
          </table:table-cell>
          <table:table-cell office:value-type="float" office:value="43.11" calcext:value-type="float">
            <text:p>43.11</text:p>
          </table:table-cell>
          <table:table-cell table:formula="of:=[.$B$4]*0.3*(MIN(100;[.S25]/95*100))/100" office:value-type="float" office:value="7.14789473684211" calcext:value-type="float">
            <text:p>7.147894736842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$B$4]*0.7*SUM([.W25:.Y25])/150" office:value-type="float" office:value="24.5" calcext:value-type="float">
            <text:p>24.5</text:p>
          </table:table-cell>
          <table:table-cell office:value-type="float" office:value="58" calcext:value-type="float">
            <text:p>58</text:p>
          </table:table-cell>
          <table:table-cell table:formula="of:=[.$B$4]*[.AA25]/100" office:value-type="float" office:value="29" calcext:value-type="float">
            <text:p>29</text:p>
          </table:table-cell>
          <table:table-cell table:formula="of:=[.U25]+[.Z25]+[.AB25]" office:value-type="float" office:value="60.6478947368421" calcext:value-type="float">
            <text:p>60.6478947368421</text:p>
          </table:table-cell>
          <table:table-cell table:formula="of:=[.$C$4]*0.7*SUM([.W25:.Y25])/150+[.$C$3]*[.AA25]/100+[.$C$4]*0.3*[.T25]/100" office:value-type="float" office:value="58.98325" calcext:value-type="float">
            <text:p>58.98325</text:p>
          </table:table-cell>
          <table:table-cell table:formula="of:=MAX([.AC25:.AD25])" office:value-type="float" office:value="60.6478947368421" calcext:value-type="float">
            <text:p>6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735645" calcext:value-type="float">
            <text:p>1735645</text:p>
          </table:table-cell>
          <table:table-cell office:value-type="string" calcext:value-type="string">
            <text:p>Rolli <text:s text:c="12"/></text:p>
          </table:table-cell>
          <table:table-cell office:value-type="string" calcext:value-type="string">
            <text:p>Gianluca <text:s text:c="7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9.11" calcext:value-type="float">
            <text:p>9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33" calcext:value-type="float">
            <text:p>8.33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17" calcext:value-type="float">
            <text:p>6.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5" calcext:value-type="float">
            <text:p>37.75</text:p>
          </table:table-cell>
          <table:table-cell office:value-type="float" office:value="35.95" calcext:value-type="float">
            <text:p>35.95</text:p>
          </table:table-cell>
          <table:table-cell table:formula="of:=[.$B$4]*0.3*(MIN(100;[.S26]/95*100))/100" office:value-type="float" office:value="5.96052631578947" calcext:value-type="float">
            <text:p>5.96052631578947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$B$4]*0.7*SUM([.W26:.Y26])/150" office:value-type="float" office:value="27.5333333333333" calcext:value-type="float">
            <text:p>27.5333333333333</text:p>
          </table:table-cell>
          <table:table-cell office:value-type="float" office:value="56" calcext:value-type="float">
            <text:p>56</text:p>
          </table:table-cell>
          <table:table-cell table:formula="of:=[.$B$4]*[.AA26]/100" office:value-type="float" office:value="28" calcext:value-type="float">
            <text:p>28</text:p>
          </table:table-cell>
          <table:table-cell table:formula="of:=[.U26]+[.Z26]+[.AB26]" office:value-type="float" office:value="61.4938596491228" calcext:value-type="float">
            <text:p>61.4938596491228</text:p>
          </table:table-cell>
          <table:table-cell table:formula="of:=[.$C$4]*0.7*SUM([.W26:.Y26])/150+[.$C$3]*[.AA26]/100+[.$C$4]*0.3*[.T26]/100" office:value-type="float" office:value="58.4629166666667" calcext:value-type="float">
            <text:p>58.4629166666667</text:p>
          </table:table-cell>
          <table:table-cell table:formula="of:=MAX([.AC26:.AD26])" office:value-type="float" office:value="61.4938596491228" calcext:value-type="float">
            <text:p>6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5463" calcext:value-type="float">
            <text:p>1835463</text:p>
          </table:table-cell>
          <table:table-cell office:value-type="string" calcext:value-type="string">
            <text:p>Roy-Itzcovitch <text:s text:c="3"/></text:p>
          </table:table-cell>
          <table:table-cell office:value-type="string" calcext:value-type="string">
            <text:p>Erin <text:s text:c="11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99.05" calcext:value-type="float">
            <text:p>99.05</text:p>
          </table:table-cell>
          <table:table-cell table:formula="of:=[.$B$4]*0.3*(MIN(100;[.S27]/95*100))/100" office:value-type="float" office:value="15" calcext:value-type="float">
            <text:p>1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[.$B$4]*0.7*SUM([.W27:.Y27])/150" office:value-type="float" office:value="30.8" calcext:value-type="float">
            <text:p>30.8</text:p>
          </table:table-cell>
          <table:table-cell office:value-type="float" office:value="85" calcext:value-type="float">
            <text:p>85</text:p>
          </table:table-cell>
          <table:table-cell table:formula="of:=[.$B$4]*[.AA27]/100" office:value-type="float" office:value="42.5" calcext:value-type="float">
            <text:p>42.5</text:p>
          </table:table-cell>
          <table:table-cell table:formula="of:=[.U27]+[.Z27]+[.AB27]" office:value-type="float" office:value="88.3" calcext:value-type="float">
            <text:p>88.3</text:p>
          </table:table-cell>
          <table:table-cell table:formula="of:=[.$C$4]*0.7*SUM([.W27:.Y27])/150+[.$C$3]*[.AA27]/100+[.$C$4]*0.3*[.T27]/100" office:value-type="float" office:value="86.57875" calcext:value-type="float">
            <text:p>86.57875</text:p>
          </table:table-cell>
          <table:table-cell table:formula="of:=MAX([.AC27:.AD27])" office:value-type="float" office:value="88.3" calcext:value-type="float">
            <text:p>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732541" calcext:value-type="float">
            <text:p>1732541</text:p>
          </table:table-cell>
          <table:table-cell office:value-type="string" calcext:value-type="string">
            <text:p>Sanchez <text:s text:c="10"/></text:p>
          </table:table-cell>
          <table:table-cell office:value-type="string" calcext:value-type="string">
            <text:p>Paul Valentin <text:s text:c="2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61.33" calcext:value-type="float">
            <text:p>61.33</text:p>
          </table:table-cell>
          <table:table-cell office:value-type="float" office:value="58.41" calcext:value-type="float">
            <text:p>58.41</text:p>
          </table:table-cell>
          <table:table-cell table:formula="of:=[.$B$4]*0.3*(MIN(100;[.S28]/95*100))/100" office:value-type="float" office:value="9.68368421052632" calcext:value-type="float">
            <text:p>9.68368421052632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[.$B$4]*0.7*SUM([.W28:.Y28])/150" office:value-type="float" office:value="30.8" calcext:value-type="float">
            <text:p>30.8</text:p>
          </table:table-cell>
          <table:table-cell office:value-type="float" office:value="74" calcext:value-type="float">
            <text:p>74</text:p>
          </table:table-cell>
          <table:table-cell table:formula="of:=[.$B$4]*[.AA28]/100" office:value-type="float" office:value="37" calcext:value-type="float">
            <text:p>37</text:p>
          </table:table-cell>
          <table:table-cell table:formula="of:=[.U28]+[.Z28]+[.AB28]" office:value-type="float" office:value="77.4836842105263" calcext:value-type="float">
            <text:p>77.4836842105263</text:p>
          </table:table-cell>
          <table:table-cell table:formula="of:=[.$C$4]*0.7*SUM([.W28:.Y28])/150+[.$C$3]*[.AA28]/100+[.$C$4]*0.3*[.T28]/100" office:value-type="float" office:value="75.28075" calcext:value-type="float">
            <text:p>75.28075</text:p>
          </table:table-cell>
          <table:table-cell table:formula="of:=MAX([.AC28:.AD28])" office:value-type="float" office:value="77.4836842105263" calcext:value-type="float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37447" calcext:value-type="float">
            <text:p>1837447</text:p>
          </table:table-cell>
          <table:table-cell office:value-type="string" calcext:value-type="string">
            <text:p>Sayag <text:s text:c="12"/></text:p>
          </table:table-cell>
          <table:table-cell office:value-type="string" calcext:value-type="string">
            <text:p>Melanie <text:s text:c="8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office:value-type="float" office:value="5.75" calcext:value-type="float">
            <text:p>5.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08" calcext:value-type="float">
            <text:p>43.08</text:p>
          </table:table-cell>
          <table:table-cell office:value-type="float" office:value="41.03" calcext:value-type="float">
            <text:p>41.03</text:p>
          </table:table-cell>
          <table:table-cell table:formula="of:=[.$B$4]*0.3*(MIN(100;[.S29]/95*100))/100" office:value-type="float" office:value="6.80210526315789" calcext:value-type="float">
            <text:p>6.802105263157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formula="of:=[.$B$4]*0.7*SUM([.W29:.Y29])/150" office:value-type="float" office:value="6.3" calcext:value-type="float">
            <text:p>6.3</text:p>
          </table:table-cell>
          <table:table-cell/>
          <table:table-cell table:formula="of:=[.$B$4]*[.AA29]/100" office:value-type="float" office:value="0" calcext:value-type="float">
            <text:p>0</text:p>
          </table:table-cell>
          <table:table-cell table:formula="of:=[.U29]+[.Z29]+[.AB29]" office:value-type="float" office:value="13.1021052631579" calcext:value-type="float">
            <text:p>13.1021052631579</text:p>
          </table:table-cell>
          <table:table-cell table:formula="of:=[.$C$4]*0.7*SUM([.W29:.Y29])/150+[.$C$3]*[.AA29]/100+[.$C$4]*0.3*[.T29]/100" office:value-type="float" office:value="6.22725" calcext:value-type="float">
            <text:p>6.22725</text:p>
          </table:table-cell>
          <table:table-cell table:formula="of:=MAX([.AC29:.AD29])" office:value-type="float" office:value="13.1021052631579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12596" calcext:value-type="float">
            <text:p>1612596</text:p>
          </table:table-cell>
          <table:table-cell office:value-type="string" calcext:value-type="string">
            <text:p>Selkane <text:s text:c="10"/></text:p>
          </table:table-cell>
          <table:table-cell office:value-type="string" calcext:value-type="string">
            <text:p>Mahdi <text:s text:c="10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5" calcext:value-type="float">
            <text:p>14.25</text:p>
          </table:table-cell>
          <table:table-cell office:value-type="float" office:value="13.57" calcext:value-type="float">
            <text:p>13.57</text:p>
          </table:table-cell>
          <table:table-cell table:formula="of:=[.$B$4]*0.3*(MIN(100;[.S30]/95*100))/100" office:value-type="float" office:value="2.25" calcext:value-type="float">
            <text:p>2.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[.$B$4]*0.7*SUM([.W30:.Y30])/150" office:value-type="float" office:value="29.1666666666667" calcext:value-type="float">
            <text:p>29.1666666666667</text:p>
          </table:table-cell>
          <table:table-cell office:value-type="float" office:value="68" calcext:value-type="float">
            <text:p>68</text:p>
          </table:table-cell>
          <table:table-cell table:formula="of:=[.$B$4]*[.AA30]/100" office:value-type="float" office:value="34" calcext:value-type="float">
            <text:p>34</text:p>
          </table:table-cell>
          <table:table-cell table:formula="of:=[.U30]+[.Z30]+[.AB30]" office:value-type="float" office:value="65.4166666666667" calcext:value-type="float">
            <text:p>65.4166666666667</text:p>
          </table:table-cell>
          <table:table-cell table:formula="of:=[.$C$4]*0.7*SUM([.W30:.Y30])/150+[.$C$3]*[.AA30]/100+[.$C$4]*0.3*[.T30]/100" office:value-type="float" office:value="66.6010833333333" calcext:value-type="float">
            <text:p>66.6010833333333</text:p>
          </table:table-cell>
          <table:table-cell table:formula="of:=MAX([.AC30:.AD30])" office:value-type="float" office:value="66.6010833333333" calcext:value-type="float">
            <text:p>6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742421" calcext:value-type="float">
            <text:p>1742421</text:p>
          </table:table-cell>
          <table:table-cell office:value-type="string" calcext:value-type="string">
            <text:p>Sour <text:s text:c="13"/></text:p>
          </table:table-cell>
          <table:table-cell office:value-type="string" calcext:value-type="string">
            <text:p>Dalia <text:s text:c="10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17" calcext:value-type="float">
            <text:p>8.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.17" calcext:value-type="float">
            <text:p>70.17</text:p>
          </table:table-cell>
          <table:table-cell office:value-type="float" office:value="66.83" calcext:value-type="float">
            <text:p>66.83</text:p>
          </table:table-cell>
          <table:table-cell table:formula="of:=[.$B$4]*0.3*(MIN(100;[.S31]/95*100))/100" office:value-type="float" office:value="11.0794736842105" calcext:value-type="float">
            <text:p>11.079473684210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$B$4]*0.7*SUM([.W31:.Y31])/150" office:value-type="float" office:value="33.8333333333333" calcext:value-type="float">
            <text:p>33.8333333333333</text:p>
          </table:table-cell>
          <table:table-cell office:value-type="float" office:value="88" calcext:value-type="float">
            <text:p>88</text:p>
          </table:table-cell>
          <table:table-cell table:formula="of:=[.$B$4]*[.AA31]/100" office:value-type="float" office:value="44" calcext:value-type="float">
            <text:p>44</text:p>
          </table:table-cell>
          <table:table-cell table:formula="of:=[.U31]+[.Z31]+[.AB31]" office:value-type="float" office:value="88.9128070175439" calcext:value-type="float">
            <text:p>88.9128070175439</text:p>
          </table:table-cell>
          <table:table-cell table:formula="of:=[.$C$4]*0.7*SUM([.W31:.Y31])/150+[.$C$3]*[.AA31]/100+[.$C$4]*0.3*[.T31]/100" office:value-type="float" office:value="87.9289166666667" calcext:value-type="float">
            <text:p>87.9289166666667</text:p>
          </table:table-cell>
          <table:table-cell table:formula="of:=MAX([.AC31:.AD31])" office:value-type="float" office:value="88.9128070175439" calcext:value-type="float">
            <text:p>8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636868" calcext:value-type="float">
            <text:p>1636868</text:p>
          </table:table-cell>
          <table:table-cell office:value-type="string" calcext:value-type="string">
            <text:p>Vaguidova <text:s text:c="8"/></text:p>
          </table:table-cell>
          <table:table-cell office:value-type="string" calcext:value-type="string">
            <text:p>Luka <text:s text:c="11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[.$B$4]*0.3*(MIN(100;[.S32]/95*100))/100" office:value-type="float" office:value="0.315789473684211" calcext:value-type="float">
            <text:p>0.315789473684211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$B$4]*0.7*SUM([.W32:.Y32])/150" office:value-type="float" office:value="21.7" calcext:value-type="float">
            <text:p>21.7</text:p>
          </table:table-cell>
          <table:table-cell office:value-type="float" office:value="44" calcext:value-type="float">
            <text:p>44</text:p>
          </table:table-cell>
          <table:table-cell table:formula="of:=[.$B$4]*[.AA32]/100" office:value-type="float" office:value="22" calcext:value-type="float">
            <text:p>22</text:p>
          </table:table-cell>
          <table:table-cell table:formula="of:=[.U32]+[.Z32]+[.AB32]" office:value-type="float" office:value="44.0157894736842" calcext:value-type="float">
            <text:p>44.0157894736842</text:p>
          </table:table-cell>
          <table:table-cell table:formula="of:=[.$C$4]*0.7*SUM([.W32:.Y32])/150+[.$C$3]*[.AA32]/100+[.$C$4]*0.3*[.T32]/100" office:value-type="float" office:value="43.9925" calcext:value-type="float">
            <text:p>43.9925</text:p>
          </table:table-cell>
          <table:table-cell table:formula="of:=MAX([.AC32:.AD32])" office:value-type="float" office:value="44.0157894736842" calcext:value-type="float">
            <text:p>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234519" calcext:value-type="float">
            <text:p>1234519</text:p>
          </table:table-cell>
          <table:table-cell office:value-type="string" calcext:value-type="string">
            <text:p>van der Weyden <text:s text:c="3"/></text:p>
          </table:table-cell>
          <table:table-cell office:value-type="string" calcext:value-type="string">
            <text:p>Devon Helen <text:s text:c="4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table:formula="of:=[.$B$4]*0.3*(MIN(100;[.S33]/95*100))/100" office:value-type="float" office:value="13.8157894736842" calcext:value-type="float">
            <text:p>13.81578947368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$B$4]*0.7*SUM([.W33:.Y33])/150" office:value-type="float" office:value="32.2" calcext:value-type="float">
            <text:p>32.2</text:p>
          </table:table-cell>
          <table:table-cell office:value-type="float" office:value="79" calcext:value-type="float">
            <text:p>79</text:p>
          </table:table-cell>
          <table:table-cell table:formula="of:=[.$B$4]*[.AA33]/100" office:value-type="float" office:value="39.5" calcext:value-type="float">
            <text:p>39.5</text:p>
          </table:table-cell>
          <table:table-cell table:formula="of:=[.U33]+[.Z33]+[.AB33]" office:value-type="float" office:value="85.5157894736842" calcext:value-type="float">
            <text:p>85.5157894736842</text:p>
          </table:table-cell>
          <table:table-cell table:formula="of:=[.$C$4]*0.7*SUM([.W33:.Y33])/150+[.$C$3]*[.AA33]/100+[.$C$4]*0.3*[.T33]/100" office:value-type="float" office:value="81.59975" calcext:value-type="float">
            <text:p>81.59975</text:p>
          </table:table-cell>
          <table:table-cell table:formula="of:=MAX([.AC33:.AD33])" office:value-type="float" office:value="85.5157894736842" calcext:value-type="float">
            <text:p>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float" office:value="1812217" calcext:value-type="float">
            <text:p>1812217</text:p>
          </table:table-cell>
          <table:table-cell office:value-type="string" calcext:value-type="string">
            <text:p>Vourantonis <text:s text:c="6"/></text:p>
          </table:table-cell>
          <table:table-cell office:value-type="string" calcext:value-type="string">
            <text:p>Peter <text:s text:c="10"/>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85.71" calcext:value-type="float">
            <text:p>85.71</text:p>
          </table:table-cell>
          <table:table-cell table:formula="of:=[.$B$4]*0.3*(MIN(100;[.S34]/95*100))/100" office:value-type="float" office:value="14.2105263157895" calcext:value-type="float">
            <text:p>14.210526315789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$B$4]*0.7*SUM([.W34:.Y34])/150" office:value-type="float" office:value="34.7666666666667" calcext:value-type="float">
            <text:p>34.7666666666667</text:p>
          </table:table-cell>
          <table:table-cell office:value-type="float" office:value="92" calcext:value-type="float">
            <text:p>92</text:p>
          </table:table-cell>
          <table:table-cell table:formula="of:=[.$B$4]*[.AA34]/100" office:value-type="float" office:value="46" calcext:value-type="float">
            <text:p>46</text:p>
          </table:table-cell>
          <table:table-cell table:formula="of:=[.U34]+[.Z34]+[.AB34]" office:value-type="float" office:value="94.9771929824561" calcext:value-type="float">
            <text:p>94.9771929824561</text:p>
          </table:table-cell>
          <table:table-cell table:formula="of:=[.$C$4]*0.7*SUM([.W34:.Y34])/150+[.$C$3]*[.AA34]/100+[.$C$4]*0.3*[.T34]/100" office:value-type="float" office:value="92.8115833333333" calcext:value-type="float">
            <text:p>92.8115833333333</text:p>
          </table:table-cell>
          <table:table-cell table:formula="of:=MAX([.AC34:.AD34])" office:value-type="float" office:value="94.9771929824561" calcext:value-type="float">
            <text:p>95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6T10:56:09.385882896</dc:date>
    <meta:editing-duration>PT2M25S</meta:editing-duration>
    <meta:editing-cycles>1</meta:editing-cycles>
    <meta:document-statistic meta:table-count="1" meta:cell-count="961" meta:object-count="0"/>
    <meta:generator>LibreOffice/6.1.5.2$Linux_X86_64 LibreOffice_project/10$Build-2</meta:generator>
  </office:meta>
</office:document-meta>
</file>